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E000001450C8E8408501F8879.png" manifest:media-type="image/png"/>
  <manifest:file-entry manifest:full-path="Pictures/10000201000003CE000001AEA00015CA98967CE0.png" manifest:media-type="image/png"/>
  <manifest:file-entry manifest:full-path="Pictures/1000020100000BF700000B8C1724513E483E0EF6.png" manifest:media-type="image/png"/>
  <manifest:file-entry manifest:full-path="Pictures/10000201000001F2000000E64F175F0C57878A3F.png" manifest:media-type="image/png"/>
  <manifest:file-entry manifest:full-path="Pictures/100002010000020000000200E55CFE8E2E62A648.png" manifest:media-type="image/png"/>
  <manifest:file-entry manifest:full-path="Pictures/10000201000004B0000004B00EDCE1F61F1968AB.png" manifest:media-type="image/png"/>
  <manifest:file-entry manifest:full-path="Pictures/10000201000003D4000002FE58591F8FAEB3213F.png" manifest:media-type="image/png"/>
  <manifest:file-entry manifest:full-path="Pictures/1000020100000314000001B1375C8DB24D1B86EE.png" manifest:media-type="image/png"/>
  <manifest:file-entry manifest:full-path="Pictures/10000000000004000000025FB03AAFB85CB09631.png" manifest:media-type="image/png"/>
  <manifest:file-entry manifest:full-path="Pictures/1000020100000500000004840481D9B3C58EC53B.png" manifest:media-type="image/png"/>
  <manifest:file-entry manifest:full-path="Pictures/10000201000002000000020029C652266F85B690.png" manifest:media-type="image/png"/>
  <manifest:file-entry manifest:full-path="Pictures/10000000000001E7000000C7818684F4417994D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1" svg:font-family="Calibri"/>
    <style:font-face style:name="DejaVu Sans2" svg:font-family="'DejaVu Sans'"/>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332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4"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5"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99"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00"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01"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02"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03"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4"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5"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6"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07"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08"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09"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0"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11"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12"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13"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1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15"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1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18"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19"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0"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21"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22"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23"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24"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25"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26"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27"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28"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29"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31"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32"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33"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37"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39"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40"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4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4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43"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44"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45"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4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4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4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4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5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51"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52"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53"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54"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55"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56"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57"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58"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59"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60"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61"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62"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8" style:family="paragraph">
      <style:paragraph-properties fo:text-align="center" style:writing-mode="lr-tb"/>
      <style:text-properties style:font-name="Lohit Devanagari"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1"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1" fo:font-size="18pt" fo:language="en" fo:country="US"/>
    </style:style>
    <style:style style:name="P24" style:family="paragraph">
      <style:paragraph-properties fo:margin-top="0cm" fo:margin-bottom="0cm" fo:line-height="100%" fo:text-align="center" style:writing-mode="lr-tb"/>
      <style:text-properties style:font-name="Lohit Devanagari"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6" style:family="paragraph">
      <loext:graphic-properties draw:fill-color="#ffffff"/>
      <style:paragraph-properties fo:text-align="center"/>
      <style:text-properties style:font-name="Lohit Devanagari"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6" style:family="paragraph">
      <style:paragraph-properties fo:text-align="center" style:writing-mode="lr-tb"/>
      <style:text-properties style:use-window-font-color="true" style:font-name="Lohit Devanagari"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1"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6" style:family="paragraph">
      <loext:graphic-properties draw:fill-color="#ffdff5"/>
      <style:paragraph-properties fo:text-align="center"/>
      <style:text-properties style:font-name="Lohit Devanagari" style:font-size-asian="7pt" style:font-size-complex="7pt"/>
    </style:style>
    <style:style style:name="P67" style:family="paragraph">
      <style:paragraph-properties fo:margin-top="0cm" fo:margin-bottom="0cm" fo:line-height="100%" fo:text-align="center" style:writing-mode="lr-tb"/>
      <style:text-properties fo:color="#ffffff" style:font-name="Lohit Devanagari"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70" style:family="paragraph">
      <style:paragraph-properties fo:text-align="center" style:writing-mode="lr-tb"/>
      <style:text-properties style:font-name="Lohit Devanagari"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72" style:family="paragraph">
      <style:paragraph-properties fo:text-align="center" style:writing-mode="lr-tb"/>
      <style:text-properties style:font-name="Lohit Devanagari"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74" style:family="paragraph">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6" style:family="paragraph">
      <loext:graphic-properties draw:fill="none"/>
      <style:paragraph-properties fo:text-align="start"/>
      <style:text-properties fo:font-size="18pt" fo:language="en" fo:country="US"/>
    </style:style>
    <style:style style:name="P77" style:family="paragraph">
      <loext:graphic-properties draw:fill="solid" draw:fill-color="#3465a4"/>
      <style:paragraph-properties fo:text-align="start"/>
      <style:text-properties fo:font-size="18pt" fo:language="en" fo:country="US"/>
    </style:style>
    <style:style style:name="P78" style:family="paragraph">
      <style:paragraph-properties fo:margin-top="0cm" fo:margin-bottom="0cm" fo:line-height="100%" fo:text-align="start" style:writing-mode="lr-tb"/>
      <style:text-properties fo:font-size="18pt" fo:language="en" fo:country="US"/>
    </style:style>
    <style:style style:name="P79"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1"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3"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4"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5" style:family="paragraph">
      <loext:graphic-properties draw:fill="none"/>
      <style:paragraph-properties fo:text-align="start"/>
      <style:text-properties style:font-name="Lato Light" fo:font-size="8pt"/>
    </style:style>
    <style:style style:name="P8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87"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8"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9"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0"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2"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3"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4"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5"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6" style:family="paragraph">
      <loext:graphic-properties draw:fill="none"/>
      <style:paragraph-properties fo:text-align="start" style:font-independent-line-spacing="true"/>
      <style:text-properties style:font-name="Lato Light" fo:font-size="8pt"/>
    </style:style>
    <style:style style:name="P9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98"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9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0"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1" style:family="paragraph">
      <loext:graphic-properties draw:fill-color="#ffffff"/>
      <style:paragraph-properties style:writing-mode="lr-tb"/>
    </style:style>
    <style:style style:name="P102"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3"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4"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5"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6" style:family="paragraph">
      <loext:graphic-properties draw:fill-color="#ffffff"/>
      <style:paragraph-properties fo:text-align="center"/>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2"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2"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7"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7"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582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582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frame draw:style-name="gr92" draw:text-style-name="P76" draw:layer="layout" svg:width="5.198cm" svg:height="2.399cm" svg:x="6.8cm" svg:y="4.999cm">
          <draw:image xlink:href="Pictures/10000201000001F2000000E64F175F0C57878A3F.png" xlink:type="simple" xlink:show="embed" xlink:actuate="onLoad" loext:mime-type="image/png">
            <text:p/>
          </draw:image>
        </draw:frame>
        <draw:frame draw:style-name="gr93" draw:text-style-name="P76" draw:layer="layout" svg:width="2.698cm" svg:height="2.698cm" svg:x="3.5cm" svg:y="5.7cm">
          <draw:image xlink:href="Pictures/10000201000004B0000004B00EDCE1F61F1968AB.png" xlink:type="simple" xlink:show="embed" xlink:actuate="onLoad" loext:mime-type="image/png">
            <text:p/>
          </draw:image>
        </draw:frame>
        <draw:frame draw:style-name="gr92" draw:text-style-name="P76" draw:layer="layout" svg:width="3.998cm" svg:height="3.608cm" svg:x="13.5cm" svg:y="4.6cm">
          <draw:image xlink:href="Pictures/1000020100000500000004840481D9B3C58EC53B.png" xlink:type="simple" xlink:show="embed" xlink:actuate="onLoad" loext:mime-type="image/png">
            <text:p/>
          </draw:image>
        </draw:frame>
        <draw:line draw:name="Line 1" draw:style-name="gr94" draw:text-style-name="P76" draw:layer="layout" svg:x1="6.8cm" svg:y1="7.6cm" svg:x2="12.8cm" svg:y2="7.6cm">
          <text:p/>
        </draw:lin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_20_1">
        <draw:frame draw:style-name="gr92" draw:text-style-name="P76"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95" draw:text-style-name="P77"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5" draw:text-style-name="P77"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5" draw:text-style-name="P77"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96" draw:text-style-name="P76"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79" draw:layer="layout" svg:width="1.285cm" svg:height="0.565cm" svg:x="8.69cm" svg:y="7.066cm">
          <text:p text:style-name="P78"><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9" draw:layer="layout" svg:width="1.099cm" svg:height="0.565cm" svg:x="4.553cm" svg:y="7.066cm">
          <text:p text:style-name="P78"><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9" draw:layer="layout" svg:width="1.899cm" svg:height="0.565cm" svg:x="10.907cm" svg:y="9.144cm">
          <text:p text:style-name="P78"><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6" draw:text-style-name="P76" draw:layer="layout" svg:width="2.321cm" svg:height="1.675cm" svg:x="12.154cm" svg:y="7.181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79" draw:layer="layout" svg:width="2.814cm" svg:height="0.883cm" svg:x="14.702cm" svg:y="5.65cm">
          <text:p text:style-name="P78"><text:span text:style-name="T30">Jekyll Look&amp;Feel</text:span></text:p>
          <text:p text:style-name="P78"><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79" draw:layer="layout" svg:width="1.459cm" svg:height="0.565cm" svg:x="14.224cm" svg:y="8.321cm">
          <text:p text:style-name="P78"><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97" draw:text-style-name="P76" draw:layer="layout" svg:x1="14.732cm" svg:y1="6.858cm" svg:x2="16.002cm" svg:y2="6.858cm">
          <text:p/>
        </draw:line>
        <draw:frame draw:style-name="gr98" draw:text-style-name="P76" draw:layer="layout" svg:width="6.855cm" svg:height="2.318cm" svg:x="4.318cm" svg:y="13.934cm">
          <draw:image xlink:href="Pictures/10000201000002EE000001450C8E8408501F8879.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_20_1">
        <draw:custom-shape draw:name="Google Shape;101;p9" draw:style-name="gr99" draw:text-style-name="P81" draw:layer="layout" svg:width="21.234cm" svg:height="7.62cm" svg:x="2.032cm" svg:y="1.144cm">
          <text:p text:style-name="P80"><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0" draw:text-style-name="P83" draw:layer="layout" svg:width="20.391cm" svg:height="3.999cm" svg:x="2.501cm" svg:y="4.622cm">
          <text:p text:style-name="P82"><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1" draw:text-style-name="P84" draw:layer="layout" svg:width="10.062cm" svg:height="1.799cm" svg:x="12.83cm" svg:y="2.366cm">
          <text:p text:style-name="P82"><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1" draw:text-style-name="P84" draw:layer="layout" svg:width="10.062cm" svg:height="1.799cm" svg:x="2.501cm" svg:y="2.366cm">
          <text:p text:style-name="P82"><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2" draw:text-style-name="P85"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03" draw:text-style-name="P87" draw:layer="layout" svg:width="1.998cm" svg:height="0.699cm" svg:x="7.784cm" svg:y="3.229cm">
          <text:p text:style-name="P86"><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04" draw:text-style-name="P88" draw:layer="layout" svg:width="1.998cm" svg:height="0.699cm" svg:x="5.413cm" svg:y="3.229cm">
          <text:p text:style-name="P86"><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05" draw:text-style-name="P89" draw:layer="layout" svg:width="1.998cm" svg:height="0.699cm" svg:x="10.155cm" svg:y="3.229cm">
          <text:p text:style-name="P86"><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06" draw:text-style-name="P90" draw:layer="layout" svg:width="1.998cm" svg:height="0.699cm" svg:x="3.041cm" svg:y="3.229cm">
          <text:p text:style-name="P86"><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07" draw:text-style-name="P92" draw:layer="layout" svg:width="1.998cm" svg:height="0.699cm" svg:x="13.152cm" svg:y="3.229cm">
          <text:p text:style-name="P91"><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08" draw:text-style-name="P93" draw:layer="layout" svg:width="1.998cm" svg:height="0.699cm" svg:x="15.524cm" svg:y="3.229cm">
          <text:p text:style-name="P86"><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09" draw:text-style-name="P94" draw:layer="layout" svg:width="1.998cm" svg:height="0.699cm" svg:x="17.895cm" svg:y="3.229cm">
          <text:p text:style-name="P86"><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0" draw:text-style-name="P95" draw:layer="layout" svg:width="1.998cm" svg:height="0.699cm" svg:x="20.266cm" svg:y="3.229cm">
          <text:p text:style-name="P91"><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1" draw:text-style-name="P96"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1" draw:text-style-name="P96"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1" draw:text-style-name="P96"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2" draw:text-style-name="P85" draw:layer="layout" svg:width="0.691cm" svg:height="0.002cm" draw:transform="rotate (-3.14159265358979) translate (3.034cm 3.582cm)">
          <text:p/>
          <draw:enhanced-geometry draw:mirror-horizontal="true" draw:mirror-vertical="false" svg:viewBox="0 0 21600 21600" draw:type="mso-spt32" draw:enhanced-path="M 0 0 L 21600 21600 N"/>
        </draw:custom-shape>
        <draw:custom-shape draw:name="Google Shape;60;p9" draw:style-name="gr113" draw:text-style-name="P85"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1" draw:text-style-name="P96"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4" draw:text-style-name="P85" draw:layer="layout" svg:width="0.699cm" svg:height="0.002cm" draw:transform="rotate (-3.14159265358979) translate (22.957cm 3.579cm)">
          <text:p/>
          <draw:enhanced-geometry draw:mirror-horizontal="true" draw:mirror-vertical="false" svg:viewBox="0 0 21600 21600" draw:type="mso-spt32" draw:enhanced-path="M 0 0 L 21600 21600 N"/>
        </draw:custom-shape>
        <draw:custom-shape draw:name="Google Shape;63;p9" draw:style-name="gr115" draw:text-style-name="P85"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16" draw:text-style-name="P85"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16" draw:text-style-name="P85"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16" draw:text-style-name="P85"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17" draw:text-style-name="P85"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16" draw:text-style-name="P85"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16" draw:text-style-name="P85"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16" draw:text-style-name="P85"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18" draw:text-style-name="P98" draw:layer="layout" svg:width="2.199cm" svg:height="0.782cm" svg:x="2.75cm" svg:y="4.832cm">
          <text:p text:style-name="P97"><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19" draw:text-style-name="P85"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0" draw:text-style-name="P98" draw:layer="layout" svg:width="0.976cm" svg:height="0.782cm" svg:x="5.228cm" svg:y="4.832cm">
          <text:p text:style-name="P97"><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1" draw:text-style-name="P98" draw:layer="layout" svg:width="0.898cm" svg:height="0.782cm" svg:x="6.278cm" svg:y="4.834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2" draw:text-style-name="P98" draw:layer="layout" svg:width="1.999cm" svg:height="0.782cm" svg:x="5.228cm" svg:y="5.713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3" draw:text-style-name="P85" draw:layer="layout" svg:width="0.695cm" svg:height="0.902cm" svg:x="5.708cm" svg:y="3.929cm">
          <text:p/>
          <draw:enhanced-geometry draw:mirror-horizontal="true" draw:mirror-vertical="false" svg:viewBox="0 0 21600 21600" draw:type="mso-spt32" draw:enhanced-path="M 0 0 L 21600 21600 N"/>
        </draw:custom-shape>
        <draw:custom-shape draw:name="Google Shape;77;p9" draw:style-name="gr124" draw:text-style-name="P98" draw:layer="layout" svg:width="1.953cm" svg:height="0.782cm" svg:x="7.551cm" svg:y="5.704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5" draw:text-style-name="P85" draw:layer="layout" svg:width="0.743cm" svg:height="0.902cm" svg:x="8.031cm" svg:y="3.929cm">
          <text:p/>
          <draw:enhanced-geometry draw:mirror-horizontal="true" draw:mirror-vertical="false" svg:viewBox="0 0 21600 21600" draw:type="mso-spt32" draw:enhanced-path="M 0 0 L 21600 21600 N"/>
        </draw:custom-shape>
        <draw:custom-shape draw:name="Google Shape;80;p9" draw:style-name="gr126" draw:text-style-name="P98" draw:layer="layout" svg:width="1.953cm" svg:height="0.782cm" svg:x="9.87cm" svg:y="4.832cm">
          <text:p text:style-name="P97"><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4" draw:text-style-name="P98" draw:layer="layout" svg:width="1.953cm" svg:height="0.782cm" svg:x="9.87cm" svg:y="5.715cm">
          <text:p text:style-name="P9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27" draw:text-style-name="P98" draw:layer="layout" svg:width="1.953cm" svg:height="0.777cm" svg:x="9.87cm" svg:y="6.603cm">
          <text:p text:style-name="P97"><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19" draw:text-style-name="P85" draw:layer="layout" svg:width="0.307cm" svg:height="0.902cm" svg:x="10.839cm" svg:y="3.929cm">
          <text:p/>
          <draw:enhanced-geometry draw:mirror-horizontal="true" draw:mirror-vertical="false" svg:viewBox="0 0 21600 21600" draw:type="mso-spt32" draw:enhanced-path="M 0 0 L 21600 21600 N"/>
        </draw:custom-shape>
        <draw:custom-shape draw:name="Google Shape;84;p9" draw:style-name="gr124" draw:text-style-name="P98" draw:layer="layout" svg:width="1.953cm" svg:height="0.782cm" svg:x="13.453cm" svg:y="4.823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28" draw:text-style-name="P85"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29" draw:text-style-name="P85" draw:layer="layout" svg:width="0.201cm" svg:height="0.904cm" svg:x="16.314cm" svg:y="3.929cm">
          <text:p/>
          <draw:enhanced-geometry draw:mirror-horizontal="true" draw:mirror-vertical="false" svg:viewBox="0 0 21600 21600" draw:type="mso-spt32" draw:enhanced-path="M 0 0 L 21600 21600 N"/>
        </draw:custom-shape>
        <draw:custom-shape draw:name="Google Shape;88;p9" draw:style-name="gr130" draw:text-style-name="P98" draw:layer="layout" svg:width="0.976cm" svg:height="0.777cm" svg:x="18.205cm" svg:y="6.605cm">
          <text:p text:style-name="P9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1" draw:text-style-name="P98" draw:layer="layout" svg:width="0.976cm" svg:height="0.782cm" svg:x="18.205cm" svg:y="4.834cm">
          <text:p text:style-name="P9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4" draw:text-style-name="P98" draw:layer="layout" svg:width="1.953cm" svg:height="0.782cm" svg:x="18.205cm" svg:y="5.719cm">
          <text:p text:style-name="P9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29" draw:text-style-name="P85" draw:layer="layout" svg:width="0.201cm" svg:height="0.904cm" svg:x="18.685cm" svg:y="3.929cm">
          <text:p/>
          <draw:enhanced-geometry draw:mirror-horizontal="true" draw:mirror-vertical="false" svg:viewBox="0 0 21600 21600" draw:type="mso-spt32" draw:enhanced-path="M 0 0 L 21600 21600 N"/>
        </draw:custom-shape>
        <draw:custom-shape draw:name="Google Shape;92;p9" draw:style-name="gr124" draw:text-style-name="P98" draw:layer="layout" svg:width="1.953cm" svg:height="0.782cm" svg:x="20.515cm" svg:y="4.816cm">
          <text:p text:style-name="P97"><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4" draw:text-style-name="P98" draw:layer="layout" svg:width="1.953cm" svg:height="0.782cm" svg:x="20.515cm" svg:y="5.702cm">
          <text:p text:style-name="P97"><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27" draw:text-style-name="P98" draw:layer="layout" svg:width="1.953cm" svg:height="0.777cm" svg:x="20.515cm" svg:y="6.588cm">
          <text:p text:style-name="P9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2" draw:text-style-name="P85"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3" draw:text-style-name="P100" draw:layer="layout" svg:width="1.172cm" svg:height="0.3cm" svg:x="21.59cm" svg:y="8.093cm">
          <text:p text:style-name="P99"><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18" draw:text-style-name="P98" draw:layer="layout" svg:width="2.199cm" svg:height="0.782cm" svg:x="2.75cm" svg:y="5.717cm">
          <text:p text:style-name="P97"><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27" draw:text-style-name="P98" draw:layer="layout" svg:width="1.953cm" svg:height="0.777cm" svg:x="7.551cm" svg:y="6.594cm">
          <text:p text:style-name="P9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4" draw:text-style-name="P98" draw:layer="layout" svg:width="1.953cm" svg:height="0.782cm" svg:x="13.453cm" svg:y="5.708cm">
          <text:p text:style-name="P9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4" draw:text-style-name="P98" draw:layer="layout" svg:width="2.199cm" svg:height="0.777cm" svg:x="2.75cm" svg:y="6.607cm">
          <text:p text:style-name="P97"><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0" draw:text-style-name="P98" draw:layer="layout" svg:width="0.976cm" svg:height="0.782cm" svg:x="7.551cm" svg:y="4.832cm">
          <text:p text:style-name="P97"><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1" draw:text-style-name="P98" draw:layer="layout" svg:width="0.898cm" svg:height="0.782cm" svg:x="8.601cm" svg:y="4.834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5" draw:text-style-name="P98" draw:layer="layout" svg:width="0.917cm" svg:height="0.777cm" svg:x="19.239cm" svg:y="6.605cm">
          <text:p text:style-name="P9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36" draw:text-style-name="P98" draw:layer="layout" svg:width="0.917cm" svg:height="0.782cm" svg:x="19.239cm" svg:y="4.834cm">
          <text:p text:style-name="P9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1" draw:text-style-name="P98" draw:layer="layout" svg:width="0.976cm" svg:height="0.782cm" svg:x="15.834cm" svg:y="4.834cm">
          <text:p text:style-name="P9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4" draw:text-style-name="P98" draw:layer="layout" svg:width="1.953cm" svg:height="0.782cm" svg:x="15.834cm" svg:y="5.717cm">
          <text:p text:style-name="P9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36" draw:text-style-name="P98" draw:layer="layout" svg:width="0.917cm" svg:height="0.782cm" svg:x="16.867cm" svg:y="4.834cm">
          <text:p text:style-name="P9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37" draw:text-style-name="P98" draw:layer="layout" svg:width="0.898cm" svg:height="0.777cm" svg:x="13.443cm" svg:y="6.609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0" draw:text-style-name="P98" draw:layer="layout" svg:width="0.976cm" svg:height="0.777cm" svg:x="15.834cm" svg:y="6.605cm">
          <text:p text:style-name="P9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5" draw:text-style-name="P98" draw:layer="layout" svg:width="0.917cm" svg:height="0.777cm" svg:x="16.867cm" svg:y="6.605cm">
          <text:p text:style-name="P9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38" draw:text-style-name="P98" draw:layer="layout" svg:width="1.953cm" svg:height="0.799cm" svg:x="15.834cm" svg:y="7.488cm">
          <text:p text:style-name="P97"><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38" draw:text-style-name="P98" draw:layer="layout" svg:width="1.953cm" svg:height="0.799cm" svg:x="18.205cm" svg:y="7.488cm">
          <text:p text:style-name="P97"><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9" draw:text-style-name="P81" draw:layer="layout" svg:width="10.16cm" svg:height="0.777cm" svg:x="7.52cm" svg:y="1.216cm">
          <text:p text:style-name="P80"><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3" draw:text-style-name="P101" draw:layer="layout" svg:width="16.799cm" svg:height="13.364cm" svg:x="2.1cm" svg:y="14.107cm" presentation:class="notes" presentation:placeholder="true">
            <draw:text-box/>
          </draw:frame>
        </presentation:notes>
      </draw:page>
      <draw:page draw:name="page10" draw:style-name="dp1" draw:master-page-name="Default_20_1">
        <draw:custom-shape draw:name="Google Shape;44;p9" draw:style-name="gr100" draw:text-style-name="P83" draw:layer="layout" svg:width="20.391cm" svg:height="3.999cm" svg:x="2.501cm" svg:y="4.622cm">
          <text:p text:style-name="P82"><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0" draw:text-style-name="P102" draw:layer="layout" svg:width="10.062cm" svg:height="1.799cm" svg:x="12.83cm" svg:y="2.366cm">
          <text:p text:style-name="P82"><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0" draw:text-style-name="P102" draw:layer="layout" svg:width="10.062cm" svg:height="1.799cm" svg:x="2.501cm" svg:y="2.366cm">
          <text:p text:style-name="P82"><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2" draw:text-style-name="P85"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41" draw:text-style-name="P103" draw:layer="layout" svg:width="1.998cm" svg:height="0.699cm" svg:x="7.784cm" svg:y="3.229cm">
          <text:p text:style-name="P86"><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41" draw:text-style-name="P103" draw:layer="layout" svg:width="1.998cm" svg:height="0.699cm" svg:x="5.413cm" svg:y="3.229cm">
          <text:p text:style-name="P86"><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41" draw:text-style-name="P103" draw:layer="layout" svg:width="1.998cm" svg:height="0.699cm" svg:x="10.155cm" svg:y="3.229cm">
          <text:p text:style-name="P86"><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42" draw:text-style-name="P103" draw:layer="layout" svg:width="1.998cm" svg:height="0.699cm" svg:x="3.041cm" svg:y="3.229cm">
          <text:p text:style-name="P86"><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42" draw:text-style-name="P103" draw:layer="layout" svg:width="1.998cm" svg:height="0.699cm" svg:x="13.152cm" svg:y="3.229cm">
          <text:p text:style-name="P86"><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42" draw:text-style-name="P103" draw:layer="layout" svg:width="1.998cm" svg:height="0.699cm" svg:x="15.524cm" svg:y="3.229cm">
          <text:p text:style-name="P86"><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42" draw:text-style-name="P103" draw:layer="layout" svg:width="1.998cm" svg:height="0.699cm" svg:x="17.895cm" svg:y="3.229cm">
          <text:p text:style-name="P86"><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43" draw:text-style-name="P103" draw:layer="layout" svg:width="1.998cm" svg:height="0.699cm" svg:x="20.266cm" svg:y="3.229cm">
          <text:p text:style-name="P86"><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1" draw:text-style-name="P96"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1" draw:text-style-name="P96"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1" draw:text-style-name="P96"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2" draw:text-style-name="P85" draw:layer="layout" svg:width="0.691cm" svg:height="0.002cm" draw:transform="rotate (-3.14159265358979) translate (3.034cm 3.582cm)">
          <text:p/>
          <draw:enhanced-geometry draw:mirror-horizontal="true" draw:mirror-vertical="false" svg:viewBox="0 0 21600 21600" draw:type="mso-spt32" draw:enhanced-path="M 0 0 L 21600 21600 N"/>
        </draw:custom-shape>
        <draw:custom-shape draw:name="Google Shape;60;p9" draw:style-name="gr113" draw:text-style-name="P85"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1" draw:text-style-name="P96"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4" draw:text-style-name="P85" draw:layer="layout" svg:width="0.699cm" svg:height="0.002cm" draw:transform="rotate (-3.14159265358979) translate (22.957cm 3.579cm)">
          <text:p/>
          <draw:enhanced-geometry draw:mirror-horizontal="true" draw:mirror-vertical="false" svg:viewBox="0 0 21600 21600" draw:type="mso-spt32" draw:enhanced-path="M 0 0 L 21600 21600 N"/>
        </draw:custom-shape>
        <draw:custom-shape draw:name="Google Shape;63;p9" draw:style-name="gr115" draw:text-style-name="P85"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16" draw:text-style-name="P85"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16" draw:text-style-name="P85"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16" draw:text-style-name="P85"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17" draw:text-style-name="P85"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16" draw:text-style-name="P85"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16" draw:text-style-name="P85"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16" draw:text-style-name="P85"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18" draw:text-style-name="P98" draw:layer="layout" svg:width="2.199cm" svg:height="0.782cm" svg:x="2.75cm" svg:y="4.832cm">
          <text:p text:style-name="P97"><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19" draw:text-style-name="P85"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0" draw:text-style-name="P98" draw:layer="layout" svg:width="0.976cm" svg:height="0.782cm" svg:x="5.228cm" svg:y="4.832cm">
          <text:p text:style-name="P97"><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1" draw:text-style-name="P98" draw:layer="layout" svg:width="0.898cm" svg:height="0.782cm" svg:x="6.278cm" svg:y="4.834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2" draw:text-style-name="P98" draw:layer="layout" svg:width="1.999cm" svg:height="0.782cm" svg:x="5.228cm" svg:y="5.713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3" draw:text-style-name="P85" draw:layer="layout" svg:width="0.695cm" svg:height="0.902cm" svg:x="5.708cm" svg:y="3.929cm">
          <text:p/>
          <draw:enhanced-geometry draw:mirror-horizontal="true" draw:mirror-vertical="false" svg:viewBox="0 0 21600 21600" draw:type="mso-spt32" draw:enhanced-path="M 0 0 L 21600 21600 N"/>
        </draw:custom-shape>
        <draw:custom-shape draw:name="Google Shape;77;p9" draw:style-name="gr124" draw:text-style-name="P98" draw:layer="layout" svg:width="1.953cm" svg:height="0.782cm" svg:x="7.551cm" svg:y="5.704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5" draw:text-style-name="P85" draw:layer="layout" svg:width="0.743cm" svg:height="0.902cm" svg:x="8.031cm" svg:y="3.929cm">
          <text:p/>
          <draw:enhanced-geometry draw:mirror-horizontal="true" draw:mirror-vertical="false" svg:viewBox="0 0 21600 21600" draw:type="mso-spt32" draw:enhanced-path="M 0 0 L 21600 21600 N"/>
        </draw:custom-shape>
        <draw:custom-shape draw:name="Google Shape;80;p9" draw:style-name="gr126" draw:text-style-name="P98" draw:layer="layout" svg:width="1.953cm" svg:height="0.782cm" svg:x="9.87cm" svg:y="4.832cm">
          <text:p text:style-name="P97"><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4" draw:text-style-name="P98" draw:layer="layout" svg:width="1.953cm" svg:height="0.782cm" svg:x="9.87cm" svg:y="5.715cm">
          <text:p text:style-name="P9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27" draw:text-style-name="P98" draw:layer="layout" svg:width="1.953cm" svg:height="0.777cm" svg:x="9.87cm" svg:y="6.603cm">
          <text:p text:style-name="P97"><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19" draw:text-style-name="P85" draw:layer="layout" svg:width="0.307cm" svg:height="0.902cm" svg:x="10.839cm" svg:y="3.929cm">
          <text:p/>
          <draw:enhanced-geometry draw:mirror-horizontal="true" draw:mirror-vertical="false" svg:viewBox="0 0 21600 21600" draw:type="mso-spt32" draw:enhanced-path="M 0 0 L 21600 21600 N"/>
        </draw:custom-shape>
        <draw:custom-shape draw:name="Google Shape;84;p9" draw:style-name="gr124" draw:text-style-name="P98" draw:layer="layout" svg:width="1.953cm" svg:height="0.782cm" svg:x="13.453cm" svg:y="4.823cm">
          <text:p text:style-name="P9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28" draw:text-style-name="P85"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29" draw:text-style-name="P85" draw:layer="layout" svg:width="0.201cm" svg:height="0.904cm" svg:x="16.314cm" svg:y="3.929cm">
          <text:p/>
          <draw:enhanced-geometry draw:mirror-horizontal="true" draw:mirror-vertical="false" svg:viewBox="0 0 21600 21600" draw:type="mso-spt32" draw:enhanced-path="M 0 0 L 21600 21600 N"/>
        </draw:custom-shape>
        <draw:custom-shape draw:name="Google Shape;88;p9" draw:style-name="gr130" draw:text-style-name="P98" draw:layer="layout" svg:width="0.976cm" svg:height="0.777cm" svg:x="18.205cm" svg:y="6.605cm">
          <text:p text:style-name="P9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1" draw:text-style-name="P98" draw:layer="layout" svg:width="0.976cm" svg:height="0.782cm" svg:x="18.205cm" svg:y="4.834cm">
          <text:p text:style-name="P9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4" draw:text-style-name="P98" draw:layer="layout" svg:width="1.953cm" svg:height="0.782cm" svg:x="18.205cm" svg:y="5.719cm">
          <text:p text:style-name="P9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29" draw:text-style-name="P85" draw:layer="layout" svg:width="0.201cm" svg:height="0.904cm" svg:x="18.685cm" svg:y="3.929cm">
          <text:p/>
          <draw:enhanced-geometry draw:mirror-horizontal="true" draw:mirror-vertical="false" svg:viewBox="0 0 21600 21600" draw:type="mso-spt32" draw:enhanced-path="M 0 0 L 21600 21600 N"/>
        </draw:custom-shape>
        <draw:custom-shape draw:name="Google Shape;92;p9" draw:style-name="gr124" draw:text-style-name="P98" draw:layer="layout" svg:width="1.953cm" svg:height="0.782cm" svg:x="20.515cm" svg:y="4.816cm">
          <text:p text:style-name="P97"><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4" draw:text-style-name="P98" draw:layer="layout" svg:width="1.953cm" svg:height="0.782cm" svg:x="20.515cm" svg:y="5.702cm">
          <text:p text:style-name="P97"><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27" draw:text-style-name="P98" draw:layer="layout" svg:width="1.953cm" svg:height="0.777cm" svg:x="20.515cm" svg:y="6.588cm">
          <text:p text:style-name="P9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2" draw:text-style-name="P85"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3" draw:text-style-name="P100" draw:layer="layout" svg:width="1.172cm" svg:height="0.3cm" svg:x="21.59cm" svg:y="8.093cm">
          <text:p text:style-name="P99"><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18" draw:text-style-name="P98" draw:layer="layout" svg:width="2.199cm" svg:height="0.782cm" svg:x="2.75cm" svg:y="5.717cm">
          <text:p text:style-name="P97"><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27" draw:text-style-name="P98" draw:layer="layout" svg:width="1.953cm" svg:height="0.777cm" svg:x="7.551cm" svg:y="6.594cm">
          <text:p text:style-name="P9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4" draw:text-style-name="P98" draw:layer="layout" svg:width="1.953cm" svg:height="0.782cm" svg:x="13.453cm" svg:y="5.708cm">
          <text:p text:style-name="P9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4" draw:text-style-name="P98" draw:layer="layout" svg:width="2.199cm" svg:height="0.777cm" svg:x="2.75cm" svg:y="6.607cm">
          <text:p text:style-name="P97"><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0" draw:text-style-name="P98" draw:layer="layout" svg:width="0.976cm" svg:height="0.782cm" svg:x="7.551cm" svg:y="4.832cm">
          <text:p text:style-name="P97"><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1" draw:text-style-name="P98" draw:layer="layout" svg:width="0.898cm" svg:height="0.782cm" svg:x="8.601cm" svg:y="4.834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5" draw:text-style-name="P98" draw:layer="layout" svg:width="0.917cm" svg:height="0.777cm" svg:x="19.239cm" svg:y="6.605cm">
          <text:p text:style-name="P9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36" draw:text-style-name="P98" draw:layer="layout" svg:width="0.917cm" svg:height="0.782cm" svg:x="19.239cm" svg:y="4.834cm">
          <text:p text:style-name="P9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1" draw:text-style-name="P98" draw:layer="layout" svg:width="0.976cm" svg:height="0.782cm" svg:x="15.834cm" svg:y="4.834cm">
          <text:p text:style-name="P9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4" draw:text-style-name="P98" draw:layer="layout" svg:width="1.953cm" svg:height="0.782cm" svg:x="15.834cm" svg:y="5.717cm">
          <text:p text:style-name="P9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36" draw:text-style-name="P98" draw:layer="layout" svg:width="0.917cm" svg:height="0.782cm" svg:x="16.867cm" svg:y="4.834cm">
          <text:p text:style-name="P9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37" draw:text-style-name="P98" draw:layer="layout" svg:width="0.898cm" svg:height="0.777cm" svg:x="13.443cm" svg:y="6.609cm">
          <text:p text:style-name="P9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0" draw:text-style-name="P98" draw:layer="layout" svg:width="0.976cm" svg:height="0.777cm" svg:x="15.834cm" svg:y="6.605cm">
          <text:p text:style-name="P9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5" draw:text-style-name="P98" draw:layer="layout" svg:width="0.917cm" svg:height="0.777cm" svg:x="16.867cm" svg:y="6.605cm">
          <text:p text:style-name="P9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38" draw:text-style-name="P98" draw:layer="layout" svg:width="1.953cm" svg:height="0.799cm" svg:x="15.834cm" svg:y="7.488cm">
          <text:p text:style-name="P97"><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38" draw:text-style-name="P98" draw:layer="layout" svg:width="1.953cm" svg:height="0.799cm" svg:x="18.205cm" svg:y="7.488cm">
          <text:p text:style-name="P97"><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0" draw:text-style-name="P83" draw:layer="layout" svg:width="20.391cm" svg:height="3.999cm" svg:x="2.501cm" svg:y="11.687cm">
          <text:p text:style-name="P82"><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4" draw:text-style-name="P104" draw:layer="layout" svg:width="10.062cm" svg:height="1.799cm" svg:x="12.83cm" svg:y="9.431cm">
          <text:p text:style-name="P82"><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4" draw:text-style-name="P104" draw:layer="layout" svg:width="10.062cm" svg:height="1.799cm" svg:x="2.501cm" svg:y="9.431cm">
          <text:p text:style-name="P82"><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2" draw:text-style-name="P85"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45" draw:text-style-name="P105" draw:layer="layout" svg:width="1.998cm" svg:height="0.699cm" svg:x="7.784cm" svg:y="10.294cm">
          <text:p text:style-name="P86"><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46" draw:text-style-name="P105" draw:layer="layout" svg:width="2.134cm" svg:height="0.699cm" svg:x="10.155cm" svg:y="10.294cm">
          <text:p text:style-name="P86"><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47" draw:text-style-name="P105" draw:layer="layout" svg:width="1.575cm" svg:height="0.699cm" svg:x="3.038cm" svg:y="10.294cm">
          <text:p text:style-name="P86"><text:span text:style-name="T33">01. </text:span></text:p>
          <text:p text:style-name="P86"><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48" draw:text-style-name="P105" draw:layer="layout" svg:width="1.998cm" svg:height="0.699cm" svg:x="13.152cm" svg:y="10.294cm">
          <text:p text:style-name="P86"><text:span text:style-name="T33">05. </text:span></text:p>
          <text:p text:style-name="P86"><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48" draw:text-style-name="P105" draw:layer="layout" svg:width="1.998cm" svg:height="0.699cm" svg:x="15.524cm" svg:y="10.294cm">
          <text:p text:style-name="P86"><text:span text:style-name="T33">06. </text:span></text:p>
          <text:p text:style-name="P86"><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48" draw:text-style-name="P105" draw:layer="layout" svg:width="1.998cm" svg:height="0.699cm" svg:x="17.895cm" svg:y="10.294cm">
          <text:p text:style-name="P86"><text:span text:style-name="T33">07. </text:span></text:p>
          <text:p text:style-name="P86"><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49" draw:text-style-name="P105" draw:layer="layout" svg:width="1.998cm" svg:height="0.699cm" svg:x="20.266cm" svg:y="10.294cm">
          <text:p text:style-name="P86"><text:span text:style-name="T33">08. </text:span></text:p>
          <text:p text:style-name="P86"><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1" draw:text-style-name="P96"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1" draw:text-style-name="P96"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1" draw:text-style-name="P96"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2" draw:text-style-name="P85" draw:layer="layout" svg:width="0.691cm" svg:height="0.002cm" draw:transform="rotate (-3.14159265358979) translate (3.034cm 10.647cm)">
          <text:p/>
          <draw:enhanced-geometry draw:mirror-horizontal="true" draw:mirror-vertical="false" svg:viewBox="0 0 21600 21600" draw:type="mso-spt32" draw:enhanced-path="M 0 0 L 21600 21600 N"/>
        </draw:custom-shape>
        <draw:custom-shape draw:name="Google Shape;60;p9" draw:style-name="gr113" draw:text-style-name="P85"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1" draw:text-style-name="P96"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4" draw:text-style-name="P85" draw:layer="layout" svg:width="0.699cm" svg:height="0.002cm" draw:transform="rotate (-3.14159265358979) translate (22.957cm 10.644cm)">
          <text:p/>
          <draw:enhanced-geometry draw:mirror-horizontal="true" draw:mirror-vertical="false" svg:viewBox="0 0 21600 21600" draw:type="mso-spt32" draw:enhanced-path="M 0 0 L 21600 21600 N"/>
        </draw:custom-shape>
        <draw:custom-shape draw:name="Google Shape;63;p9" draw:style-name="gr115" draw:text-style-name="P85"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16" draw:text-style-name="P85"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16" draw:text-style-name="P85"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50" draw:text-style-name="P85"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16" draw:text-style-name="P85"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16" draw:text-style-name="P85"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16" draw:text-style-name="P85"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51" draw:text-style-name="P98" draw:layer="layout" svg:width="2.199cm" svg:height="0.762cm" svg:x="2.75cm" svg:y="11.897cm">
          <text:p text:style-name="P97"><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52" draw:text-style-name="P98" draw:layer="layout" svg:width="2.184cm" svg:height="0.762cm" svg:x="10.07cm" svg:y="11.897cm">
          <text:p text:style-name="P97"><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53" draw:text-style-name="P98" draw:layer="layout" svg:width="0.976cm" svg:height="0.762cm" svg:x="18.905cm" svg:y="11.899cm">
          <text:p text:style-name="P97"><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54" draw:text-style-name="P98" draw:layer="layout" svg:width="1.953cm" svg:height="0.762cm" svg:x="20.515cm" svg:y="11.881cm">
          <text:p text:style-name="P97"><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1" draw:text-style-name="P98" draw:layer="layout" svg:width="2.199cm" svg:height="0.762cm" svg:x="2.75cm" svg:y="13.718cm">
          <text:p text:style-name="P97"><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2" draw:text-style-name="P98" draw:layer="layout" svg:width="2.184cm" svg:height="0.762cm" svg:x="7.551cm" svg:y="11.897cm">
          <text:p text:style-name="P97"><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55" draw:text-style-name="P98" draw:layer="layout" svg:width="1.422cm" svg:height="0.762cm" svg:x="17.467cm" svg:y="12.799cm">
          <text:p text:style-name="P97"><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56" draw:text-style-name="P105" draw:layer="layout" svg:width="2.388cm" svg:height="0.699cm" svg:x="5.014cm" svg:y="10.275cm">
          <text:p text:style-name="P86"><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16" draw:text-style-name="P85"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57" draw:text-style-name="P98" draw:layer="layout" svg:width="2.388cm" svg:height="0.762cm" svg:x="19.013cm" svg:y="12.799cm">
          <text:p text:style-name="P97"><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58" draw:text-style-name="P98" draw:layer="layout" svg:width="1.27cm" svg:height="0.762cm" svg:x="17.505cm" svg:y="11.899cm">
          <text:p text:style-name="P97"><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51" draw:text-style-name="P98" draw:layer="layout" svg:width="2.199cm" svg:height="0.762cm" svg:x="2.75cm" svg:y="12.797cm">
          <text:p text:style-name="P97"><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59" draw:text-style-name="P98" draw:layer="layout" svg:width="2.032cm" svg:height="1.676cm" svg:x="5.228cm" svg:y="11.897cm">
          <text:p text:style-name="P97"><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0" draw:text-style-name="P98" draw:layer="layout" svg:width="16.87cm" svg:height="0.762cm" svg:x="5.228cm" svg:y="13.728cm">
          <text:p text:style-name="P97"><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2" draw:text-style-name="P98" draw:layer="layout" svg:width="2.184cm" svg:height="0.762cm" svg:x="7.551cm" svg:y="12.797cm">
          <text:p text:style-name="P97"><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2" draw:text-style-name="P98" draw:layer="layout" svg:width="2.184cm" svg:height="0.762cm" svg:x="10.051cm" svg:y="12.797cm">
          <text:p text:style-name="P97"><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61" draw:text-style-name="P98" draw:layer="layout" svg:width="1.953cm" svg:height="0.762cm" svg:x="13.17cm" svg:y="11.897cm">
          <text:p text:style-name="P97"><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2" draw:text-style-name="P10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0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39" draw:text-style-name="P81" draw:layer="layout" svg:width="10.16cm" svg:height="0.777cm" svg:x="7.52cm" svg:y="1.216cm">
          <text:p text:style-name="P80"><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1" svg:font-family="Calibri"/>
    <style:font-face style:name="DejaVu Sans2" svg:font-family="'DejaVu Sans'"/>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3-11T12:40:49.296799271</dc:date>
    <meta:editing-cycles>357</meta:editing-cycles>
    <dc:title>Presentación de PowerPoint</dc:title>
    <meta:editing-duration>P5DT21H47M55S</meta:editing-duration>
    <meta:generator>LibreOffice/6.3.4.2$Linux_X86_64 LibreOffice_project/30$Build-2</meta:generator>
    <meta:document-statistic meta:object-count="601"/>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